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fo:orphans="2" fo:widows="2" fo:text-indent="0in" style:auto-text-indent="false"/>
    </style:style>
    <style:style style:name="P2" style:family="paragraph" style:parent-style-name="Text_20_body" style:list-style-name="L1">
      <style:paragraph-properties fo:margin-top="0in" fo:margin-bottom="0.1665in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top="0in" fo:margin-bottom="0.1665in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top="0in" fo:margin-bottom="0.1665in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5" style:family="paragraph" style:parent-style-name="Text_20_body" style:list-style-name="L4">
      <style:paragraph-properties fo:margin-top="0in" fo:margin-bottom="0.1665in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6" style:family="paragraph" style:parent-style-name="Text_20_body" style:list-style-name="L5">
      <style:paragraph-properties fo:margin-top="0in" fo:margin-bottom="0.1665in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7" style:family="paragraph" style:parent-style-name="Text_20_body" style:list-style-name="L6">
      <style:paragraph-properties fo:margin-top="0in" fo:margin-bottom="0.1665in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8" style:family="paragraph" style:parent-style-name="Text_20_body" style:list-style-name="L7">
      <style:paragraph-properties fo:margin-top="0in" fo:margin-bottom="0.1665in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9" style:family="paragraph" style:parent-style-name="Text_20_body" style:list-style-name="L8">
      <style:paragraph-properties fo:margin-top="0in" fo:margin-bottom="0.1665in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10" style:family="paragraph" style:parent-style-name="Text_20_body" style:list-style-name="L7">
      <style:paragraph-properties fo:margin-top="0in" fo:margin-bottom="0.1665in" fo:orphans="2" fo:widows="2"/>
    </style:style>
    <style:style style:name="P11" style:family="paragraph" style:parent-style-name="Text_20_body" style:list-style-name="L8">
      <style:paragraph-properties fo:margin-top="0in" fo:margin-bottom="0.1665in" fo:orphans="2" fo:widows="2"/>
    </style:style>
    <style:style style:name="P12" style:family="paragraph" style:parent-style-name="Heading_20_2">
      <style:paragraph-properties fo:margin-left="0in" fo:margin-right="0in" fo:margin-top="0.25in" fo:margin-bottom="0.1665in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008in solid #000000"/>
      <style:text-properties fo:font-variant="normal" fo:text-transform="none" fo:color="#1f2328" style:font-name="apple-system" fo:font-size="12pt" fo:letter-spacing="normal" fo:font-style="normal" fo:font-weight="bold"/>
    </style:style>
    <style:style style:name="P13" style:family="paragraph" style:parent-style-name="Heading_20_1">
      <style:text-properties fo:font-variant="normal" fo:text-transform="none" fo:color="#1f2328" style:font-name="apple-system" fo:font-size="12pt" fo:letter-spacing="normal" fo:font-style="normal" fo:font-weight="bold"/>
    </style:style>
    <style:style style:name="T1" style:family="text">
      <style:text-properties fo:font-variant="normal" fo:text-transform="none" fo:color="#1f2328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project-portfolio" text:anchor-type="page" text:anchor-page-number="1" svg:x="-0.2917in" svg:y="0.2602in" svg:width="0.2917in" draw:z-index="0">
        <draw:text-box fo:min-height="0.2917in">
          <text:p text:style-name="Text_20_body"/>
        </draw:text-box>
      </draw:frame>
      <draw:frame draw:style-name="fr1" draw:name="user-content-1-rd-on-nasdaq-itch-and-fix-protocol-integration-ecosoftbd" text:anchor-type="page" text:anchor-page-number="1" svg:x="-0.2917in" svg:y="0.1874in" svg:width="0.2917in" draw:z-index="1">
        <draw:text-box fo:min-height="0.2917in">
          <text:p text:style-name="Text_20_body"/>
        </draw:text-box>
      </draw:frame>
      <draw:frame draw:style-name="fr1" draw:name="user-content-2-ntmc-vehicle-tracking-system-tigerit-bangladesh-ltd" text:anchor-type="page" text:anchor-page-number="1" svg:x="-0.2917in" svg:y="0.1874in" svg:width="0.2917in" draw:z-index="2">
        <draw:text-box fo:min-height="0.2917in">
          <text:p text:style-name="Text_20_body"/>
        </draw:text-box>
      </draw:frame>
      <draw:frame draw:style-name="fr1" draw:name="user-content-3-rd-on-payment-system-integration-with-commchat-tigerit-bangladesh-ltd" text:anchor-type="page" text:anchor-page-number="1" svg:x="-0.2917in" svg:y="0.1874in" svg:width="0.2917in" draw:z-index="3">
        <draw:text-box fo:min-height="0.2917in">
          <text:p text:style-name="Text_20_body"/>
        </draw:text-box>
      </draw:frame>
      <draw:frame draw:style-name="fr1" draw:name="user-content-4-web-based-banking-system-for-mbl-rainbow-kona-software-lab-ltd" text:anchor-type="page" text:anchor-page-number="1" svg:x="-0.2917in" svg:y="0.1874in" svg:width="0.2917in" draw:z-index="4">
        <draw:text-box fo:min-height="0.2917in">
          <text:p text:style-name="Text_20_body"/>
        </draw:text-box>
      </draw:frame>
      <draw:frame draw:style-name="fr1" draw:name="user-content-5-winning-combination--ticket-validation-for-laototo-kona-software-lab-ltd" text:anchor-type="page" text:anchor-page-number="1" svg:x="-0.2917in" svg:y="0.1874in" svg:width="0.2917in" draw:z-index="5">
        <draw:text-box fo:min-height="0.2917in">
          <text:p text:style-name="Text_20_body"/>
        </draw:text-box>
      </draw:frame>
      <draw:frame draw:style-name="fr1" draw:name="user-content-6-feature-development-and-bug-fixing-in-ideascale-web-application-ideascale-ltd" text:anchor-type="page" text:anchor-page-number="1" svg:x="-0.2917in" svg:y="0.1874in" svg:width="0.2917in" draw:z-index="6">
        <draw:text-box fo:min-height="0.2917in">
          <text:p text:style-name="Text_20_body"/>
        </draw:text-box>
      </draw:frame>
      <draw:frame draw:style-name="fr1" draw:name="user-content-7-therap-platform-modules-therap-services-llc" text:anchor-type="page" text:anchor-page-number="1" svg:x="-0.2917in" svg:y="0.1874in" svg:width="0.2917in" draw:z-index="7">
        <draw:text-box fo:min-height="0.2917in">
          <text:p text:style-name="Text_20_body"/>
        </draw:text-box>
      </draw:frame>
      <draw:frame draw:style-name="fr1" draw:name="user-content-8-early-projects-iict-buet-dhaka" text:anchor-type="page" text:anchor-page-number="1" svg:x="-0.2917in" svg:y="0.1874in" svg:width="0.2917in" draw:z-index="8">
        <draw:text-box fo:min-height="0.2917in">
          <text:p text:style-name="Text_20_body"/>
        </draw:text-box>
      </draw:frame>
      <text:h text:style-name="P13" text:outline-level="1">Project Portfolio</text:h>
      <text:h text:style-name="P12" text:outline-level="2">1. R&amp;D on NASDAQ ITCH and FIX Protocol Integration (EcoSoftBD)</text:h>
      <text:p text:style-name="P1"><text:span text:style-name="Strong_20_Emphasis"><text:span text:style-name="T1">Duration:</text:span></text:span><text:span text:style-name="T2"> Nov 2021 - Jun 2023</text:span></text:p>
      <text:list xml:id="list5901975605366229765" text:style-name="L1">
        <text:list-item>
          <text:p text:style-name="P2">Led research and development to establish communication with NASDAQ FIX and ITCH servers (DES, Bangladesh) using FIX and ITCH protocol in a C# environment.</text:p>
        </text:list-item>
        <text:list-item>
          <text:p text:style-name="P2">Explored low-latency financial data exchange and order execution mechanisms.</text:p>
        </text:list-item>
        <text:list-item>
          <text:p text:style-name="P2">Skills: Git, NASDAQ</text:p>
        </text:list-item>
      </text:list>
      <text:p text:style-name="Horizontal_20_Line"/>
      <text:h text:style-name="P12" text:outline-level="2">2. NTMC Vehicle Tracking System (TigerIT Bangladesh LTD.)</text:h>
      <text:p text:style-name="P1"><text:span text:style-name="Strong_20_Emphasis"><text:span text:style-name="T1">Duration:</text:span></text:span><text:span text:style-name="T2"> Sep 2021 - Feb 2023</text:span></text:p>
      <text:list xml:id="list4545761094502766899" text:style-name="L2">
        <text:list-item>
          <text:p text:style-name="P3">Developed a system for vehicle identification and detailed reporting for all vehicles entering through NTMC gates.</text:p>
        </text:list-item>
        <text:list-item>
          <text:p text:style-name="P3">Utilized Java, Spring Boot, and Apache Kafka for real-time processing and reporting.</text:p>
        </text:list-item>
        <text:list-item>
          <text:p text:style-name="P3">Skills: Linux, JPA, Oracle SQL, Git, Design Patterns, Java, Hibernate, Spring Boot, Apache Kafka</text:p>
        </text:list-item>
      </text:list>
      <text:p text:style-name="Horizontal_20_Line"/>
      <text:h text:style-name="P12" text:outline-level="2">3. R&amp;D on Payment System Integration with CommChat (TigerIT Bangladesh LTD.)</text:h>
      <text:p text:style-name="P1"><text:span text:style-name="Strong_20_Emphasis"><text:span text:style-name="T1">Duration:</text:span></text:span><text:span text:style-name="T2"> Sep 2021 - Dec 2021</text:span></text:p>
      <text:list xml:id="list3438817691319564798" text:style-name="L3">
        <text:list-item>
          <text:p text:style-name="P4">Conducted R&amp;D to integrate third-party wallet and banking systems with the CommChat app.</text:p>
        </text:list-item>
        <text:list-item>
          <text:p text:style-name="P4">Leveraged GoLang, gRPC, Python, and Blockchain for secure and scalable payments.</text:p>
        </text:list-item>
        <text:list-item>
          <text:p text:style-name="P4">Skills: Linux, Git, Design Patterns, Java, Hibernate, Go, Back-End Web Development</text:p>
        </text:list-item>
      </text:list>
      <text:p text:style-name="Horizontal_20_Line"/>
      <text:h text:style-name="P12" text:outline-level="2"><text:soft-page-break/>4. Web-based Banking System for MBL Rainbow (Kona Software Lab Ltd.)</text:h>
      <text:p text:style-name="P1"><text:span text:style-name="Strong_20_Emphasis"><text:span text:style-name="T1">Duration:</text:span></text:span><text:span text:style-name="T2"> Nov 2020 - May 2021</text:span></text:p>
      <text:list xml:id="list8801662859384686283" text:style-name="L4">
        <text:list-item>
          <text:p text:style-name="P5">Built a secure web banking application for MBL Rainbow with session management, secure transactions, account management, and reporting.</text:p>
        </text:list-item>
        <text:list-item>
          <text:p text:style-name="P5">Technologies: Spring Boot, ReactJS, Oracle SQL, Kafka.</text:p>
        </text:list-item>
        <text:list-item>
          <text:p text:style-name="P5">Skills: Linux, JPA, Oracle SQL, OWSAP ZAP, Git, Design Patterns, Java, React, Hibernate, Spring Boot, Apache Kafka</text:p>
        </text:list-item>
      </text:list>
      <text:p text:style-name="Horizontal_20_Line"/>
      <text:h text:style-name="P12" text:outline-level="2">5. Winning Combination &amp; Ticket Validation for LaoToTo (Kona Software Lab Ltd.)</text:h>
      <text:p text:style-name="P1"><text:span text:style-name="Strong_20_Emphasis"><text:span text:style-name="T1">Duration:</text:span></text:span><text:span text:style-name="T2"> Sep 2019 - Mar 2020</text:span></text:p>
      <text:list xml:id="list1315915442170037650" text:style-name="L5">
        <text:list-item>
          <text:p text:style-name="P6">Developed algorithms to calculate winning combinations, validate tickets, and manage prize distributions for LaoToTo lottery.</text:p>
        </text:list-item>
        <text:list-item>
          <text:p text:style-name="P6">Skills: JPA, Oracle SQL, Git, Design Patterns, Angular, Java, Hibernate, Spring Boot, Apache Kafka</text:p>
        </text:list-item>
      </text:list>
      <text:p text:style-name="Horizontal_20_Line"/>
      <text:h text:style-name="P12" text:outline-level="2">6. Feature Development and Bug Fixing in IdeaScale Web Application (IdeaScale Ltd)</text:h>
      <text:p text:style-name="P1"><text:span text:style-name="Strong_20_Emphasis"><text:span text:style-name="T1">Duration:</text:span></text:span><text:span text:style-name="T2"> Jan 2016 - Aug 2019</text:span></text:p>
      <text:list xml:id="list8153968135667129517" text:style-name="L6">
        <text:list-item>
          <text:p text:style-name="P7">Enhanced idea/plan submission and evaluation features for a collaborative platform serving enterprises and public organizations.</text:p>
        </text:list-item>
        <text:list-item>
          <text:p text:style-name="P7">Managed Java, Spring web/mobile application for multiple vendors and public groups.</text:p>
        </text:list-item>
        <text:list-item>
          <text:p text:style-name="P7">Skills: MySQL, Linux, Servlets, JPA, OWSAP ZAP, Git, Design Patterns, Angular, Burp, Java, Vagrant, ElasticSearch, Spring</text:p>
        </text:list-item>
      </text:list>
      <text:p text:style-name="Horizontal_20_Line"/>
      <text:h text:style-name="P12" text:outline-level="2"><text:soft-page-break/>7. Therap Platform Modules (Therap Services, LLC)</text:h>
      <text:list xml:id="list3857362578837210911" text:style-name="L7">
        <text:list-item>
          <text:p text:style-name="P10"><text:span text:style-name="Strong_20_Emphasis"><text:span text:style-name="T1">Therap Custom Form Template (Jan 2008 - Dec 2015):</text:span></text:span><text:span text:style-name="T2"> Developed user-configurable document modules using Spring Web Flow, Java, Hibernate, Oracle SQL, JSP.</text:span></text:p>
        </text:list-item>
        <text:list-item>
          <text:p text:style-name="P10"><text:span text:style-name="Strong_20_Emphasis"><text:span text:style-name="T1">Therap ISP Program (Apr 2008 - Dec 2015):</text:span></text:span><text:span text:style-name="T2"> Implemented individualized care service planning modules, verified by state authorities.</text:span></text:p>
        </text:list-item>
        <text:list-item>
          <text:p text:style-name="P10"><text:span text:style-name="Strong_20_Emphasis"><text:span text:style-name="T1">Therap Individual Service Plan (Feb 2009 - Dec 2015):</text:span></text:span><text:span text:style-name="T2"> Built provider and state-level service plan tools for developmental disability cases.</text:span></text:p>
        </text:list-item>
        <text:list-item>
          <text:p text:style-name="P10"><text:span text:style-name="Strong_20_Emphasis"><text:span text:style-name="T1">Therap Personal Finance Module (Mar 2009 - Dec 2015):</text:span></text:span><text:span text:style-name="T2"> Created account management for individual expenditure tracking.</text:span></text:p>
        </text:list-item>
        <text:list-item>
          <text:p text:style-name="P10"><text:span text:style-name="Strong_20_Emphasis"><text:span text:style-name="T1">Therap Case Management System for States (Jan 2010 - Aug 2014):</text:span></text:span><text:span text:style-name="T2"> Led QA for North Dakota state implementation of Therap system.</text:span></text:p>
        </text:list-item>
        <text:list-item>
          <text:p text:style-name="P10"><text:span text:style-name="Strong_20_Emphasis"><text:span text:style-name="T1">Therap CCD Implementation for HL7 (Jan 2010 - Jun 2010):</text:span></text:span><text:span text:style-name="T2"> Developed clinical data sharing features for authorized medical personnel.</text:span></text:p>
        </text:list-item>
        <text:list-item>
          <text:p text:style-name="P10"><text:span text:style-name="Strong_20_Emphasis"><text:span text:style-name="T1">Therap Medication History (Sep 2009 - Nov 2009):</text:span></text:span><text:span text:style-name="T2"> Built module for managing individual medication instructions.</text:span></text:p>
        </text:list-item>
        <text:list-item>
          <text:p text:style-name="P10"><text:span text:style-name="Strong_20_Emphasis"><text:span text:style-name="T1">Therap Global Template Library (Oct 2008 - Nov 2008):</text:span></text:span><text:span text:style-name="T2"> Created export/import library for plan documents.</text:span></text:p>
        </text:list-item>
        <text:list-item>
          <text:p text:style-name="P8">Skills: Java, Spring, Hibernate, Oracle SQL, JSP, Linux, Git, Design Patterns</text:p>
        </text:list-item>
      </text:list>
      <text:p text:style-name="Horizontal_20_Line"/>
      <text:h text:style-name="P12" text:outline-level="2">8. Early Projects (IICT, BUET, Dhaka)</text:h>
      <text:list xml:id="list4317169017741179313" text:style-name="L8">
        <text:list-item>
          <text:p text:style-name="P11"><text:span text:style-name="Strong_20_Emphasis"><text:span text:style-name="T1">DESCO Data Acquisition (Nov 2006 - Jun 2007):</text:span></text:span><text:span text:style-name="T2"> Developed systems for real-time data collection and monitoring from utility service stations.</text:span></text:p>
        </text:list-item>
        <text:list-item>
          <text:p text:style-name="P11"><text:span text:style-name="Strong_20_Emphasis"><text:span text:style-name="T1">DESCO PMIS (Sep 2006 - Jun 2007):</text:span></text:span><text:span text:style-name="T2"> Implemented documentation and task management for DESCO’s shared infrastructure.</text:span></text:p>
        </text:list-item>
        <text:list-item>
          <text:p text:style-name="P11"><text:span text:style-name="Strong_20_Emphasis"><text:span text:style-name="T1">BUET Central Database Project (Aug 2006 - May 2007):</text:span></text:span><text:span text:style-name="T2"> Built internal administrative and academic management systems.</text:span></text:p>
        </text:list-item>
        <text:list-item>
          <text:p text:style-name="P9">Skills: Java, Oracle SQL, MySQL, C#, Struts, JSP, Tomca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hammad Shamsul Maruf</meta:initial-creator>
    <meta:creation-date>2025-07-03T13:33:45.64</meta:creation-date>
    <meta:document-statistic meta:table-count="0" meta:image-count="0" meta:object-count="0" meta:page-count="3" meta:paragraph-count="45" meta:word-count="589" meta:character-count="3892"/>
    <dc:date>2025-07-03T13:35:06.36</dc:date>
    <dc:creator>Muhammad Shamsul Maruf</dc:creator>
    <meta:editing-duration>PT1M22S</meta:editing-duration>
    <meta:editing-cycles>1</meta:editing-cycles>
    <meta:generator>OpenOffice/4.1.15$Win32 OpenOffice.org_project/4115m2$Build-9813</meta:generator>
  </office:meta>
</office:document-meta>
</file>